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736cm" fo:min-width="2.28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51cm" fo:min-width="4.70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51cm" fo:min-width="5.50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51cm" fo:min-width="5.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1cm" fo:min-width="5.69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1cm" fo:min-width="5.70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75cm" fo:min-width="2.101cm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3cm" svg:height="2.2cm" svg:x="0.8cm" svg:y="4.4cm">
          <text:p text:style-name="P1"><text:span text:style-name="T1">SENSOR</text:span></text:p>
          <text:p text:style-name="P1"><text:span text:style-name="T1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2.2cm" svg:x="6cm" svg:y="4.5cm">
          <text:p text:style-name="P1">BLY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3.8cm" svg:y1="5.6cm" svg:x2="6cm" svg:y2="5.6cm">
          <text:p text:style-name="P3"><text:span text:style-name="T2">MQTT</text:span></text:p>
          <text:p text:style-name="P3"><text:span text:style-name="T2"/></text:p>
        </draw:line>
        <draw:custom-shape draw:style-name="gr1" draw:text-style-name="P2" xml:id="id1" draw:id="id1" draw:layer="layout" svg:width="3cm" svg:height="2.2cm" svg:x="11.2cm" svg:y="4.5cm">
          <text:p text:style-name="P1"><text:span text:style-name="T1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2.2cm" svg:x="17.6cm" svg:y="12.5cm">
          <text:p text:style-name="P1"><text:span text:style-name="T3">SMART</text:span></text:p>
          <text:p text:style-name="P1"><text:span text:style-name="T3">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493cm" svg:height="0.806cm" svg:x="15.7cm" svg:y="12.9cm">
          <draw:text-box>
            <text:p><text:span text:style-name="T4">APP</text:span></text:p>
          </draw:text-box>
        </draw:frame>
        <draw:custom-shape draw:style-name="gr1" draw:text-style-name="P2" draw:layer="layout" svg:width="3cm" svg:height="2.2cm" svg:x="22.6cm" svg:y="4.4cm">
          <text:p text:style-name="P1"><text:span text:style-name="T1">ALERTAS</text:span></text:p>
          <text:p text:style-name="P1"><text:span text:style-name="T1">POR</text:span></text:p>
          <text:p text:style-name="P6"><text:span text:style-name="T5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cm" svg:height="2.6cm" svg:x="0.4cm" svg:y="1.4cm">
          <text:p text:style-name="P1"><text:span text:style-name="T2">RECOLECTAR</text:span></text:p>
          <text:p text:style-name="P1"><text:span text:style-name="T2">DATOS</text:span></text:p>
          <draw:enhanced-geometry svg:viewBox="0 0 21600 21600" draw:text-areas="0 0 21600 21600" draw:type="pentagon-right" draw:modifiers="17858.10421072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cm" svg:height="2.6cm" svg:x="4.9cm" svg:y="1.4cm">
          <text:p text:style-name="P1"><text:span text:style-name="T2">GESTIONAR</text:span></text:p>
          <text:p text:style-name="P1"><text:span text:style-name="T2">DATOS</text:span></text:p>
          <draw:enhanced-geometry svg:viewBox="0 0 21600 21600" draw:text-areas="0 0 21600 21600" draw:type="chevron" draw:modifiers="18356.9405099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6.199cm" svg:height="2.6cm" svg:x="10.201cm" svg:y="1.401cm">
          <text:p text:style-name="P1"><text:span text:style-name="T2">PROCESAR Y </text:span></text:p>
          <text:p text:style-name="P1"><text:span text:style-name="T2">GENERAR </text:span></text:p>
          <text:p text:style-name="P1"><text:span text:style-name="T2">INFORMACIÓN</text:span></text:p>
          <draw:enhanced-geometry svg:viewBox="0 0 21600 21600" draw:text-areas="0 0 21600 21600" draw:type="chevron" draw:modifiers="18464.51612903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6.198cm" svg:height="2.6cm" svg:x="15.702cm" svg:y="1.402cm">
          <text:p text:style-name="P1"><text:span text:style-name="T2">PRESENTAR</text:span></text:p>
          <text:p text:style-name="P1"><text:span text:style-name="T2">INFORMACIÓN</text:span></text:p>
          <text:p text:style-name="P1"><text:span text:style-name="T2">Y DATOS</text:span></text:p>
          <draw:enhanced-geometry svg:viewBox="0 0 21600 21600" draw:text-areas="0 0 21600 21600" draw:type="chevron" draw:modifiers="18460.52589127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6.2cm" svg:height="2.6cm" svg:x="21.2cm" svg:y="1.402cm">
          <text:p text:style-name="P1"><text:span text:style-name="T2">GENERAR </text:span></text:p>
          <text:p text:style-name="P1"><text:span text:style-name="T2">ALERTAS</text:span></text:p>
          <draw:enhanced-geometry svg:viewBox="0 0 21600 21600" draw:text-areas="0 0 21600 21600" draw:type="chevron" draw:modifiers="18461.53846153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9" draw:text-style-name="P4" draw:layer="layout" svg:x1="11.2cm" svg:y1="5.6cm" svg:x2="9cm" svg:y2="5.6cm">
          <text:p/>
        </draw:line>
        <draw:frame draw:style-name="gr10" draw:text-style-name="P5" draw:layer="layout" svg:width="1.302cm" svg:height="0.806cm" svg:x="9.711cm" svg:y="4.798cm">
          <draw:text-box>
            <text:p><text:span text:style-name="T4">API</text:span></text:p>
          </draw:text-box>
        </draw:frame>
        <draw:custom-shape draw:style-name="gr11" draw:text-style-name="P2" xml:id="id2" draw:id="id2" draw:layer="layout" svg:width="2.6cm" svg:height="1.8cm" svg:x="9.2cm" svg:y="6.9cm">
          <text:p text:style-name="P1"><text:span text:style-name="T6">POSTGRE</text:span></text:p>
          <text:p text:style-name="P1"><text:span text:style-name="T6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3cm" svg:height="2.2cm" svg:x="11.2cm" svg:y="9cm">
          <text:p text:style-name="P1"><text:span text:style-name="T1">DJAN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svg:x1="12.7cm" svg:y1="6.7cm" svg:x2="11.8cm" svg:y2="7.8cm" draw:start-shape="id1" draw:start-glue-point="2" draw:end-shape="id2" svg:d="M12700 6700v1100h-900" svg:viewBox="0 0 901 1101">
          <text:p/>
        </draw:connector>
        <draw:connector draw:style-name="gr12" draw:text-style-name="P7" draw:layer="layout" svg:x1="7.5cm" svg:y1="6.7cm" svg:x2="17.6cm" svg:y2="13.6cm" draw:start-shape="id3" draw:start-glue-point="2" draw:end-shape="id4" draw:end-glue-point="3" svg:d="M7500 6700v6900h10100" svg:viewBox="0 0 10101 6901">
          <text:p/>
        </draw:connector>
        <draw:connector draw:style-name="gr12" draw:text-style-name="P7" draw:layer="layout" svg:x1="11.8cm" svg:y1="7.8cm" svg:x2="12.7cm" svg:y2="9cm" draw:start-shape="id2" draw:start-glue-point="8" draw:end-shape="id5" draw:end-glue-point="0" svg:d="M11800 7800h900v1200" svg:viewBox="0 0 901 1201">
          <text:p/>
        </draw:connector>
        <draw:custom-shape draw:style-name="gr1" draw:text-style-name="P2" xml:id="id7" draw:id="id7" draw:layer="layout" svg:width="3cm" svg:height="2.2cm" svg:x="17.6cm" svg:y="10cm">
          <text:p text:style-name="P1"><text:span text:style-name="T3">PÁGINAS</text:span></text:p>
          <text:p text:style-name="P1"><text:span text:style-name="T3">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cm" svg:height="2.2cm" svg:x="17.601cm" svg:y="7.701cm">
          <text:p text:style-name="P1"><text:span text:style-name="T3">WEB</text:span></text:p>
          <text:p text:style-name="P1"><text:span text:style-name="T3">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svg:x1="14.2cm" svg:y1="10.1cm" svg:x2="17.601cm" svg:y2="8.801cm" draw:start-shape="id5" draw:start-glue-point="1" draw:end-shape="id6" draw:end-glue-point="3" svg:d="M14200 10100h1701v-1299h1700" svg:viewBox="0 0 3402 1300">
          <text:p/>
        </draw:connector>
        <draw:connector draw:style-name="gr12" draw:text-style-name="P7" draw:layer="layout" svg:x1="14.2cm" svg:y1="10.1cm" svg:x2="17.6cm" svg:y2="11.1cm" draw:start-shape="id5" draw:start-glue-point="1" draw:end-shape="id7" draw:end-glue-point="3" svg:d="M14200 10100h1701v1000h1699" svg:viewBox="0 0 3401 1001">
          <text:p/>
        </draw:connector>
        <draw:frame draw:style-name="gr13" draw:text-style-name="P5" draw:layer="layout" svg:width="3.368cm" svg:height="0.806cm" svg:x="5.7cm" svg:y="11.7cm">
          <draw:text-box>
            <text:p><text:span text:style-name="T4">(VPN) <text:s text:c="3"/>LAN</text:span></text:p>
          </draw:text-box>
        </draw:frame>
        <draw:line draw:style-name="gr14" draw:text-style-name="P7" draw:layer="layout" svg:x1="7cm" svg:y1="13.2cm" svg:x2="8cm" svg:y2="12.6cm">
          <text:p/>
        </draw:line>
        <draw:line draw:style-name="gr14" draw:text-style-name="P7" draw:layer="layout" svg:x1="7cm" svg:y1="13cm" svg:x2="8cm" svg:y2="12.4cm">
          <text:p/>
        </draw:line>
        <draw:line draw:style-name="gr9" draw:text-style-name="P7" draw:layer="layout" svg:x1="14.2cm" svg:y1="5.6cm" svg:x2="22.6cm" svg:y2="5.6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6:05:50.103046782</meta:creation-date>
    <dc:date>2021-05-24T07:44:53.858752003</dc:date>
    <meta:editing-duration>PT32M39S</meta:editing-duration>
    <meta:editing-cycles>3</meta:editing-cycles>
    <meta:generator>LibreOffice/6.4.7.2$Linux_X86_64 LibreOffice_project/40$Build-2</meta:generator>
    <meta:document-statistic meta:object-count="50"/>
  </office:meta>
</office:document-meta>
</file>